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078c2b"/>
    </style:style>
    <style:style style:name="P2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officeooo:paragraph-rsid="00078c2b"/>
    </style:style>
    <style:style style:name="P3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officeooo:paragraph-rsid="00078c2b"/>
    </style:style>
    <style:style style:name="P4" style:family="paragraph" style:parent-style-name="Text_20_body" style:list-style-name="L2">
      <style:paragraph-properties fo:margin-top="0cm" fo:margin-bottom="0cm" loext:contextual-spacing="false" fo:line-height="100%"/>
      <style:text-properties fo:font-style="italic" style:text-underline-style="solid" style:text-underline-width="auto" style:text-underline-color="font-color" fo:font-weight="bold" officeooo:rsid="01ca6177" officeooo:paragraph-rsid="00078c2b" style:font-style-asian="italic" style:font-weight-asian="bold" style:font-style-complex="italic" style:font-weight-complex="bold"/>
    </style:style>
    <style:style style:name="P5" style:family="paragraph" style:parent-style-name="Text_20_body" style:list-style-name="L2">
      <style:paragraph-properties fo:margin-top="0cm" fo:margin-bottom="0cm" loext:contextual-spacing="false" fo:line-height="100%"/>
      <style:text-properties fo:font-style="italic" style:text-underline-style="solid" style:text-underline-width="auto" style:text-underline-color="font-color" fo:font-weight="bold" officeooo:rsid="01cb8a3e" officeooo:paragraph-rsid="00078c2b" style:font-style-asian="italic" style:font-weight-asian="bold" style:font-style-complex="italic" style:font-weight-complex="bold"/>
    </style:style>
    <style:style style:name="P6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style:text-underline-style="none" fo:font-weight="normal" officeooo:paragraph-rsid="00078c2b" style:font-style-asian="normal" style:font-weight-asian="normal" style:font-style-complex="normal" style:font-weight-complex="normal"/>
    </style:style>
    <style:style style:name="P7" style:family="paragraph" style:parent-style-name="Text_20_body" style:list-style-name="L6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paragraph-rsid="00078c2b" style:font-style-asian="normal" style:font-weight-asian="normal" style:font-style-complex="normal" style:font-weight-complex="normal"/>
    </style:style>
    <style:style style:name="P8" style:family="paragraph" style:parent-style-name="Text_20_body" style:list-style-name="L8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paragraph-rsid="00078c2b" style:font-style-asian="normal" style:font-weight-asian="normal" style:font-style-complex="normal" style:font-weight-complex="normal"/>
    </style:style>
    <style:style style:name="P9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style:text-underline-style="none" fo:font-weight="normal" officeooo:paragraph-rsid="00078c2b" style:font-style-asian="normal" style:font-weight-asian="normal" style:font-style-complex="normal" style:font-weight-complex="normal"/>
    </style:style>
    <style:style style:name="P10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1" style:family="paragraph" style:parent-style-name="Text_20_body" style:list-style-name="L6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2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3" style:family="paragraph" style:parent-style-name="Text_20_body" style:list-style-name="L8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4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5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6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7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8" style:family="paragraph" style:parent-style-name="Text_20_body" style:list-style-name="L8">
      <style:paragraph-properties fo:margin-top="0cm" fo:margin-bottom="0cm" loext:contextual-spacing="false" fo:line-height="100%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9" style:family="paragraph" style:parent-style-name="Text_20_body" style:list-style-name="L9">
      <style:paragraph-properties fo:margin-top="0cm" fo:margin-bottom="0cm" loext:contextual-spacing="false" fo:line-height="100%"/>
      <style:text-properties fo:font-style="normal" style:text-underline-style="solid" style:text-underline-width="auto" style:text-underline-color="font-color" fo:font-weight="normal" officeooo:rsid="01cb8a3e" officeooo:paragraph-rsid="00078c2b" style:font-style-asian="normal" style:font-weight-asian="normal" style:font-style-complex="normal" style:font-weight-complex="normal"/>
    </style:style>
    <style:style style:name="P20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officeooo:rsid="01cb8a3e" officeooo:paragraph-rsid="00078c2b"/>
    </style:style>
    <style:style style:name="P21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officeooo:rsid="01cb8a3e" officeooo:paragraph-rsid="00078c2b"/>
    </style:style>
    <style:style style:name="P2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1c8c693" officeooo:paragraph-rsid="00078c2b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/>
      <style:text-properties fo:color="#2a6099" fo:font-style="italic" style:text-underline-style="solid" style:text-underline-width="auto" style:text-underline-color="font-color" fo:font-weight="bold" officeooo:rsid="01c2cead" officeooo:paragraph-rsid="00078c2b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c8c693"/>
    </style:style>
    <style:style style:name="T3" style:family="text">
      <style:text-properties officeooo:rsid="01c2cead"/>
    </style:style>
    <style:style style:name="T4" style:family="text">
      <style:text-properties officeooo:rsid="01c8c693"/>
    </style:style>
    <style:style style:name="T5" style:family="text">
      <style:text-properties officeooo:rsid="01ca6177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1c8c693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1ca6177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1cb8a3e" style:font-style-asian="normal" style:font-weight-asian="normal" style:font-style-complex="normal" style:font-weight-complex="normal"/>
    </style:style>
    <style:style style:name="T10" style:family="text">
      <style:text-properties fo:color="#2a6099" fo:font-style="italic" style:text-underline-style="solid" style:text-underline-width="auto" style:text-underline-color="font-color" fo:font-weight="bold" officeooo:rsid="01c2cea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1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1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03405503" text:style-name="L2">
        <text:list-item>
          <text:p text:style-name="P1"><text:span text:style-name="T10">Procédure ADB sous Linux</text:span></text:p>
          <text:list>
            <text:list-item>
              <text:p text:style-name="P4">De l’ordinateur vers le smartphone</text:p>
            </text:list-item>
          </text:list>
        </text:list-item>
      </text:list>
      <text:list xml:id="list1154341874" text:style-name="L6">
        <text:list-item>
          <text:p text:style-name="P6"><text:span text:style-name="T4">Installer l’application sur le téléphone.</text:span></text:p>
        </text:list-item>
        <text:list-item>
          <text:p text:style-name="P10">Ouvrir un terminal sur l’ordinateur.</text:p>
        </text:list-item>
        <text:list-item>
          <text:p text:style-name="P7"><text:span text:style-name="T4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span></text:p>
        </text:list-item>
        <text:list-item>
          <text:p text:style-name="P11">Faire la commande «adb shell» qui permet d’aller sur le smartphone.</text:p>
        </text:list-item>
        <text:list-item>
          <text:p text:style-name="P11">Faire la commande «run-as org.qtproject.testRondier» qui permet d’aller dans les dossiers de l’application.</text:p>
        </text:list-item>
        <text:list-item>
          <text:p text:style-name="P11">Si c’est la première qu’on exécute ces commandes, il faut ensuite faire la commande «mkdir db» qui permet de créer le dossier où l’on va copier la BDD.</text:p>
        </text:list-item>
        <text:list-item>
          <text:p text:style-name="P11">Faire la commande «cp /sdcard/Download/Rondier_BDDRemplie.db /data/data/org.qtproject.testRondier/db/» <text:span text:style-name="T5">qui permet de copier la BDD du dossier provisoire vers le dossier de l’application.</text:span></text:p>
        </text:list-item>
      </text:list>
      <text:list xml:id="list105316587797990" text:continue-list="list2503405503" text:style-name="L2">
        <text:list-item>
          <text:list>
            <text:list-item>
              <text:p text:style-name="P5">Du smartphone vers l’ordinateur</text:p>
            </text:list-item>
          </text:list>
        </text:list-item>
      </text:list>
      <text:list xml:id="list4243701180" text:style-name="L7">
        <text:list-item>
          <text:p text:style-name="P16">Ouvrir un terminal <text:span text:style-name="T4">sur l’ordinateur.</text:span></text:p>
        </text:list-item>
        <text:list-item>
          <text:p text:style-name="P12">Faire la commande «adb shell» qui permet d’aller sur le smartphone.</text:p>
        </text:list-item>
        <text:list-item>
          <text:p text:style-name="P12">Faire la commande «run-as org.qtproject.testRondier» qui permet d’aller dans les dossiers de l’application.</text:p>
        </text:list-item>
        <text:list-item>
          <text:p text:style-name="P2"><text:span text:style-name="T7">Faire la commande «cp/data/data/org.qtproject.testRondier/db/Rondier_BDDRemplie.db /sdcard/Download/» </text:span><text:span text:style-name="T8">qui permet de copier la BDD du dossier d</text:span><text:span text:style-name="T9">e l’application</text:span><text:span text:style-name="T8"> vers le dossier p</text:span><text:span text:style-name="T9">rovisoire.</text:span></text:p>
        </text:list-item>
        <text:list-item>
          <text:p text:style-name="P20"><text:span text:style-name="T6">Faire la commande «exit» pour sortir du dossier de l’application.</text:span></text:p>
        </text:list-item>
        <text:list-item>
          <text:p text:style-name="P20"><text:span text:style-name="T6">Faire la commande «exit» pour sortir du téléphone.</text:span></text:p>
        </text:list-item>
        <text:list-item>
          <text:p text:style-name="P20"><text:span text:style-name="T6">Faire la commande «adb pull ‘chemin provisoire de la BDD’ ‘chemin de la BDD sur l’ordinateur’» ce qui correspond «adb pull </text:span><text:span text:style-name="T7">/BDDs/Rondier/Rondier_BDDRemplie.db /sdcard/Download/Rondier_BDDRemplie.db /home/USERS/ELEVES/SNIR2019/msoulard/ControleurDeRondes2021/ControleurDeRondes/BDDs/» en utilisation ma session et mon smartphone.</text:span></text:p>
        </text:list-item>
      </text:list>
      <text:p text:style-name="P22"/>
      <text:list xml:id="list105317073080081" text:continue-list="list105316587797990" text:style-name="L2">
        <text:list-item>
          <text:p text:style-name="P23">Procédure ADB sous Windows</text:p>
          <text:list>
            <text:list-item>
              <text:p text:style-name="P4">De l’ordinateur vers le smartphone</text:p>
            </text:list-item>
          </text:list>
        </text:list-item>
      </text:list>
      <text:list xml:id="list2678710629" text:style-name="L8">
        <text:list-item>
          <text:p text:style-name="P9"><text:span text:style-name="T4">Installer l’application sur le téléphone.</text:span></text:p>
        </text:list-item>
        <text:list-item>
          <text:p text:style-name="P15">Ouvrir un terminal sur l’ordinateur.</text:p>
        </text:list-item>
        <text:list-item>
          <text:p text:style-name="P18">Faire la commande «cd ‘chemin vers le dossier d’installation d’ADB’» pour que l’ordinateur connaisse l’emplacement des fichiers ADB.</text:p>
        </text:list-item>
        <text:list-item>
          <text:p text:style-name="P8"><text:span text:style-name="T4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span></text:p>
        </text:list-item>
        <text:list-item>
          <text:p text:style-name="P13">Faire la commande «adb shell» qui permet d’aller sur le smartphone.</text:p>
        </text:list-item>
        <text:list-item>
          <text:p text:style-name="P13">Faire la commande «run-as org.qtproject.testRondier» qui permet d’aller dans les dossiers de l’application.</text:p>
        </text:list-item>
        <text:list-item>
          <text:p text:style-name="P13">Si c’est la première qu’on exécute ces commandes, il faut ensuite faire la commande «mkdir db» qui permet de créer le dossier où l’on va copier la BDD.</text:p>
        </text:list-item>
        <text:list-item>
          <text:p text:style-name="P13">Faire la commande «cp /sdcard/Download/Rondier_BDDRemplie.db /data/data/org.qtproject.testRondier/db/» <text:span text:style-name="T5">qui permet de copier la BDD du dossier provisoire vers le dossier de l’application.</text:span></text:p>
        </text:list-item>
      </text:list>
      <text:list xml:id="list105318041325101" text:continue-list="list105317073080081" text:style-name="L2">
        <text:list-item>
          <text:list>
            <text:list-item>
              <text:p text:style-name="P5"><text:soft-page-break/>Du smartphone vers l’ordinateur</text:p>
            </text:list-item>
          </text:list>
        </text:list-item>
      </text:list>
      <text:list xml:id="list2234784496" text:style-name="L9">
        <text:list-item>
          <text:p text:style-name="P17">Ouvrir un terminal <text:span text:style-name="T4">sur l’ordinateur.</text:span></text:p>
        </text:list-item>
        <text:list-item>
          <text:p text:style-name="P17">Faire la commande «cd ‘chemin vers le dossier d’installation d’ADB’» pour que l’ordinateur connaisse l’emplacement des fichiers ADB.</text:p>
        </text:list-item>
        <text:list-item>
          <text:p text:style-name="P14">Faire la commande «adb shell» qui permet d’aller sur le smartphone.</text:p>
        </text:list-item>
        <text:list-item>
          <text:p text:style-name="P14">Faire la commande «run-as org.qtproject.testRondier» qui permet d’aller dans les dossiers de l’application.</text:p>
        </text:list-item>
        <text:list-item>
          <text:p text:style-name="P3"><text:span text:style-name="T7">Faire la commande «cp/data/data/org.qtproject.testRondier/db/Rondier_BDDRemplie.db /sdcard/Download/» </text:span><text:span text:style-name="T8">qui permet de copier la BDD du dossier d</text:span><text:span text:style-name="T9">e l’application</text:span><text:span text:style-name="T8"> vers le dossier p</text:span><text:span text:style-name="T9">rovisoire.</text:span></text:p>
        </text:list-item>
        <text:list-item>
          <text:p text:style-name="P21"><text:span text:style-name="T6">Faire la commande «exit» pour sortir du dossier de l’application.</text:span></text:p>
        </text:list-item>
        <text:list-item>
          <text:p text:style-name="P21"><text:span text:style-name="T6">Faire la commande «exit» pour sortir du téléphone.</text:span></text:p>
        </text:list-item>
        <text:list-item>
          <text:p text:style-name="P19"><text:span text:style-name="T1">Faire la commande «adb pull ‘chemin provisoire de la BDD’ ‘chemin de la BDD sur l’ordinateur’» ce qui correspond «adb pull </text:span><text:span text:style-name="T2">/BDDs/Rondier/Rondier_BDDRemplie.db /sdcard/Download/Rondier_BDDRemplie.db /home/USERS/ELEVES/SNIR2019/msoulard/ControleurDeRondes2021/ControleurDeRondes/BDDs/» en utilisation ma session et mon smartph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10:51:53.159161134</meta:creation-date>
    <dc:date>2021-05-03T10:53:16.290538409</dc:date>
    <meta:editing-duration>PT1M23S</meta:editing-duration>
    <meta:editing-cycles>1</meta:editing-cycles>
    <meta:document-statistic meta:table-count="0" meta:image-count="0" meta:object-count="0" meta:page-count="2" meta:paragraph-count="36" meta:word-count="522" meta:character-count="4004" meta:non-whitespace-character-count="3554"/>
    <meta:generator>LibreOffice/6.3.5.2$Linux_X86_64 LibreOffice_project/30$Build-2</meta:generator>
  </office:meta>
</office:document-meta>
</file>